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53cm" fo:margin-left="-0.191cm" fo:margin-top="0cm" fo:margin-bottom="0cm" table:align="left" style:writing-mode="lr-tb"/>
    </style:style>
    <style:style style:name="Таблица1.A" style:family="table-column">
      <style:table-column-properties style:column-width="16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81cm" fo:margin-left="-0.191cm" fo:margin-top="0cm" fo:margin-bottom="0cm" table:align="left" style:writing-mode="lr-tb"/>
    </style:style>
    <style:style style:name="Таблица2.A" style:family="table-column">
      <style:table-column-properties style:column-width="8.192cm"/>
    </style:style>
    <style:style style:name="Таблица2.B" style:family="table-column">
      <style:table-column-properties style:column-width="3.395cm"/>
    </style:style>
    <style:style style:name="Таблица2.C" style:family="table-column">
      <style:table-column-properties style:column-width="5.79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3" style:family="table-row">
      <style:table-row-properties style:min-row-height="0.351cm" fo:keep-together="auto"/>
    </style:style>
    <style:style style:name="P1" style:family="paragraph" style:parent-style-name="Standard">
      <style:text-properties style:font-name="Times New Roman" fo:font-size="14pt" style:text-underline-style="none" officeooo:paragraph-rsid="001b931f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b931f" style:font-size-asian="14pt" style:font-size-complex="14pt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style:font-name="Times New Roman" fo:font-size="14pt" officeooo:paragraph-rsid="001b931f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Times New Roman" fo:font-size="14pt" officeooo:paragraph-rsid="001b93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text-indent="0cm" style:auto-text-indent="false"/>
      <style:text-properties style:font-name="Times New Roman" fo:font-size="10pt" officeooo:paragraph-rsid="001b931f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text-properties style:font-name="Times New Roman" fo:font-size="14pt" officeooo:paragraph-rsid="001b931f" style:font-name-asian="Symbol" style:font-size-asian="14pt" style:font-size-complex="14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14pt" fo:language="ru" fo:country="RU" officeooo:rsid="0002f0a6" officeooo:paragraph-rsid="001b931f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1b931f" style:font-name-asian="Symbol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" fo:font-size="14pt" officeooo:paragraph-rsid="001b93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" fo:font-size="14pt" officeooo:paragraph-rsid="001b93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" fo:font-size="14pt" officeooo:rsid="001fc1b7" officeooo:paragraph-rsid="001b931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" fo:font-size="14pt" officeooo:paragraph-rsid="001b931f" style:font-name-asian="Symbol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/>
      <style:text-properties style:font-name="Times New Roman" fo:font-size="10pt" officeooo:paragraph-rsid="001b931f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Times New Roman" fo:font-size="10pt" officeooo:paragraph-rsid="001b931f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orphans="0" fo:widows="0"/>
      <style:text-properties style:font-name="Times New Roman" fo:font-size="14pt" officeooo:paragraph-rsid="001b931f" style:font-name-asian="Symbol" style:font-size-asian="14pt" style:font-size-complex="14pt"/>
    </style:style>
    <style:style style:name="P16" style:family="paragraph" style:parent-style-name="Standard">
      <style:text-properties style:font-name="Times New Roman" fo:font-size="14pt" style:text-underline-style="none" officeooo:rsid="0004552b" officeooo:paragraph-rsid="001b931f" style:font-size-asian="14pt" style:font-size-complex="14pt"/>
    </style:style>
    <style:style style:name="P17" style:family="paragraph" style:parent-style-name="Heading_20_1" style:list-style-name="WWNum1">
      <style:paragraph-properties fo:margin-top="0cm" fo:margin-bottom="0cm" style:contextual-spacing="true"/>
      <style:text-properties style:font-name="Times New Roman" fo:font-size="14pt" officeooo:rsid="00036ae3" officeooo:paragraph-rsid="001b931f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true"/>
      <style:text-properties officeooo:paragraph-rsid="001b931f"/>
    </style:style>
    <style:style style:name="P19" style:family="paragraph" style:parent-style-name="Text_20_body">
      <style:paragraph-properties fo:margin-top="0cm" fo:margin-bottom="0cm" style:contextual-spacing="true"/>
      <style:text-properties officeooo:paragraph-rsid="001ea359"/>
    </style:style>
    <style:style style:name="P20" style:family="paragraph" style:parent-style-name="Text_20_body">
      <style:paragraph-properties fo:margin-top="0cm" fo:margin-bottom="0cm" style:contextual-spacing="true"/>
      <style:text-properties style:text-underline-style="solid" style:text-underline-width="auto" style:text-underline-color="font-color" officeooo:paragraph-rsid="001b931f"/>
    </style:style>
    <style:style style:name="P21" style:family="paragraph" style:parent-style-name="Text_20_body">
      <style:paragraph-properties fo:margin-top="0cm" fo:margin-bottom="0cm" style:contextual-spacing="true"/>
      <style:text-properties officeooo:paragraph-rsid="002006d6"/>
    </style:style>
    <style:style style:name="P22" style:family="paragraph" style:parent-style-name="Standard">
      <style:text-properties style:text-underline-style="solid" style:text-underline-width="auto" style:text-underline-color="font-color"/>
    </style:style>
    <style:style style:name="P23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letter-spacing="-0.06cm"/>
    </style:style>
    <style:style style:name="T3" style:family="text">
      <style:text-properties fo:letter-spacing="0.058cm" style:text-scale="99%"/>
    </style:style>
    <style:style style:name="T4" style:family="text">
      <style:text-properties fo:letter-spacing="-0.046cm"/>
    </style:style>
    <style:style style:name="T5" style:family="text">
      <style:text-properties fo:letter-spacing="0.065cm" style:text-scale="99%"/>
    </style:style>
    <style:style style:name="T6" style:family="text">
      <style:text-properties fo:letter-spacing="0.051cm" style:text-scale="99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etter-spacing="-0.055cm" fo:font-weight="bold" style:font-weight-asian="bold" style:font-weight-complex="bold"/>
    </style:style>
    <style:style style:name="T9" style:family="text">
      <style:text-properties fo:letter-spacing="-0.053cm" fo:font-weight="bold" style:font-weight-asian="bold" style:font-weight-complex="bold"/>
    </style:style>
    <style:style style:name="T10" style:family="text">
      <style:text-properties style:font-name="Times New Roman" fo:font-size="14pt" fo:language="ru" fo:country="RU" style:letter-kerning="true" style:font-name-asian="Noto Sans CJK SC Regular" style:font-size-asian="14pt" style:language-asian="zh" style:country-asian="CN" style:font-name-complex="Times New Roman1" style:font-size-complex="12pt" style:language-complex="hi" style:country-complex="IN"/>
    </style:style>
    <style:style style:name="T11" style:family="text">
      <style:text-properties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2" style:family="text">
      <style:text-properties fo:letter-spacing="-0.028cm"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3" style:family="text">
      <style:text-properties fo:letter-spacing="-0.026cm"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4" style:family="text">
      <style:text-properties fo:letter-spacing="-0.03cm"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5" style:family="text">
      <style:text-properties fo:letter-spacing="-0.037cm" fo:language="ru" fo:country="RU" style:letter-kerning="true" style:font-name-asian="Noto Sans CJK SC Regular" style:language-asian="zh" style:country-asian="CN" style:font-name-complex="Times New Roman1" style:language-complex="hi" style:country-complex="IN"/>
    </style:style>
    <style:style style:name="T16" style:family="text">
      <style:text-properties style:font-name-asian="Symbol"/>
    </style:style>
    <style:style style:name="T17" style:family="text">
      <style:text-properties fo:font-size="16pt" fo:font-weight="bold" style:font-name-asian="Symbol" style:font-size-asian="16pt" style:font-weight-asian="bold" style:font-size-complex="16pt"/>
    </style:style>
    <style:style style:name="T18" style:family="text">
      <style:text-properties fo:font-weight="bold" officeooo:rsid="001ea359" style:font-name-asian="Symbol" style:font-weight-asian="bold"/>
    </style:style>
    <style:style style:name="T19" style:family="text">
      <style:text-properties fo:font-weight="bold" style:font-name-asian="Symbol" style:font-weight-asian="bold"/>
    </style:style>
    <style:style style:name="T20" style:family="text">
      <style:text-properties fo:font-size="13pt" style:font-name-asian="Symbol" style:font-size-asian="13pt" style:font-size-complex="13pt"/>
    </style:style>
    <style:style style:name="T21" style:family="text">
      <style:text-properties fo:language="ru" fo:country="RU" style:letter-kerning="true" style:font-name-asian="Symbol" style:language-asian="zh" style:country-asian="CN" style:font-name-complex="Times New Roman1" style:language-complex="hi" style:country-complex="IN"/>
    </style:style>
    <style:style style:name="T22" style:family="text">
      <style:text-properties fo:language="en" fo:country="US" style:font-name-asian="Symbol"/>
    </style:style>
    <style:style style:name="T23" style:family="text">
      <style:text-properties fo:language="en" fo:country="US" style:letter-kerning="true" style:font-name-asian="Symbol" style:language-asian="zh" style:country-asian="CN" style:font-name-complex="Times New Roman1" style:language-complex="hi" style:country-complex="IN"/>
    </style:style>
    <style:style style:name="T24" style:family="text">
      <style:text-properties style:text-underline-style="solid" style:text-underline-width="auto" style:text-underline-color="font-color" style:font-name-asian="Symbol"/>
    </style:style>
    <style:style style:name="T25" style:family="text">
      <style:text-properties fo:language="ru" fo:country="RU" style:text-underline-style="solid" style:text-underline-width="auto" style:text-underline-color="font-color" style:letter-kerning="true" style:font-name-asian="Symbol" style:language-asian="zh" style:country-asian="CN" style:font-name-complex="Times New Roman1" style:language-complex="hi" style:country-complex="IN"/>
    </style:style>
    <style:style style:name="T26" style:family="text">
      <style:text-properties fo:font-size="10pt" style:font-name-asian="Symbol" style:font-size-asian="10pt" style:font-size-complex="10pt"/>
    </style:style>
    <style:style style:name="T27" style:family="text">
      <style:text-properties fo:font-size="10pt" fo:language="ru" fo:country="RU" style:letter-kerning="true" style:font-name-asian="Symbol" style:font-size-asian="10pt" style:language-asian="zh" style:country-asian="CN" style:font-name-complex="Times New Roman1" style:font-size-complex="10pt" style:language-complex="hi" style:country-complex="IN"/>
    </style:style>
    <style:style style:name="T28" style:family="text">
      <style:text-properties style:font-name-asian="Symbol" style:font-size-complex="13pt"/>
    </style:style>
    <style:style style:name="T29" style:family="text">
      <style:text-properties officeooo:rsid="001fc1b7"/>
    </style:style>
    <style:style style:name="T30" style:family="text">
      <style:text-properties officeooo:rsid="00036ae3"/>
    </style:style>
    <style:style style:name="T31" style:family="text">
      <style:text-properties fo:language="en" fo:country="US" officeooo:rsid="00053208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style:font-name="Times New Roman" fo:font-size="14pt" officeooo:rsid="0007bf93" style:font-size-asian="14pt" style:font-size-complex="14pt"/>
    </style:style>
    <style:style style:name="T35" style:family="text">
      <style:text-properties style:font-name="Times New Roman" fo:font-size="14pt" fo:language="en" fo:country="US" officeooo:rsid="0007bf93" style:font-size-asian="14pt" style:font-size-complex="14pt"/>
    </style:style>
    <style:style style:name="T36" style:family="text">
      <style:text-properties style:font-name="Times New Roman" fo:font-size="14pt" fo:language="ru" fo:country="RU" officeooo:rsid="0007bf93" style:font-size-asian="14pt" style:font-size-complex="14pt"/>
    </style:style>
    <style:style style:name="T37" style:family="text">
      <style:text-properties style:font-name="Times New Roman" fo:font-size="14pt" fo:language="ru" fo:country="RU" style:font-size-asian="14pt" style:font-size-complex="14pt"/>
    </style:style>
    <style:style style:name="T38" style:family="text">
      <style:text-properties style:font-name="Times New Roman" fo:font-size="14pt" style:text-underline-style="solid" style:text-underline-width="auto" style:text-underline-color="font-color" officeooo:rsid="001b931f" style:font-size-asian="14pt" style:font-size-complex="14pt"/>
    </style:style>
    <style:style style:name="T39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0" style:family="text">
      <style:text-properties style:font-name="Times New Roman" fo:font-size="14pt" style:text-underline-style="solid" style:text-underline-width="auto" style:text-underline-color="font-color" officeooo:rsid="00036ae3" style:font-size-asian="14pt" style:font-size-complex="14pt"/>
    </style:style>
    <style:style style:name="T41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2" style:family="text">
      <style:text-properties style:font-name="Times New Roman" fo:font-size="14pt" style:text-underline-style="none" style:font-size-asian="14pt" style:font-size-complex="14pt"/>
    </style:style>
    <style:style style:name="T43" style:family="text">
      <style:text-properties style:font-name="Times New Roman" fo:font-size="14pt" officeooo:rsid="001b931f" style:font-size-asian="14pt" style:font-size-complex="14pt"/>
    </style:style>
    <style:style style:name="T44" style:family="text">
      <style:text-properties style:font-name="Times New Roman" fo:font-size="14pt" style:text-underline-style="none" officeooo:rsid="001b931f" style:font-size-asian="14pt" style:font-size-complex="14pt"/>
    </style:style>
    <style:style style:name="T45" style:family="text">
      <style:text-properties style:font-name="Times New Roman" fo:font-size="14pt" officeooo:rsid="001ea359" style:font-size-asian="14pt" style:font-size-complex="14pt"/>
    </style:style>
    <style:style style:name="T46" style:family="text">
      <style:text-properties style:font-name="Times New Roman" fo:font-size="14pt" fo:language="en" fo:country="US" officeooo:rsid="001ea359" style:font-size-asian="14pt" style:font-size-complex="14pt"/>
    </style:style>
    <style:style style:name="T47" style:family="text">
      <style:text-properties style:font-name="Times New Roman" fo:font-size="14pt" fo:language="ru" fo:country="RU" officeooo:rsid="001ea359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 <text:s text:c="8"/>Министерство науки и высшего образования РФ </text:p>
      <text:p text:style-name="P2"><text:span text:style-name="T1"><text:tab/><text:tab/><text:tab/> <text:s text:c="5"/></text:span>Федеральное<text:span text:style-name="T2"> </text:span>государственное<text:span text:style-name="T3"> </text:span>автономное</text:p>
      <text:p text:style-name="P3" loext:marker-style-name="T4">образовательное<text:span text:style-name="T5"> </text:span>учреждение<text:span text:style-name="T4"> </text:span>высшего<text:span text:style-name="T6"> </text:span>образования</text:p>
      <text:p text:style-name="P3" loext:marker-style-name="T7"><text:span text:style-name="T7">«СИБИРСКИЙ</text:span><text:span text:style-name="T8"> </text:span><text:span text:style-name="T7">ФЕДЕРАЛЬНЫЙ</text:span><text:span text:style-name="T9"> </text:span><text:span text:style-name="T7">УНИВЕРСИТЕТ»</text:span></text:p>
      <text:p text:style-name="P3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 loext:marker-style-name="T10"><text:span text:style-name="T11">Институт</text:span><text:span text:style-name="T12"> </text:span><text:span text:style-name="T11">космических</text:span><text:span text:style-name="T13"> </text:span><text:span text:style-name="T11">и</text:span><text:span text:style-name="T14"> </text:span><text:span text:style-name="T11">информационных</text:span><text:span text:style-name="T12"> </text:span><text:span text:style-name="T11">технологий</text:span></text:p>
          </table:table-cell>
        </table:table-row>
        <table:table-row table:style-name="Таблица1.1">
          <table:table-cell table:style-name="Таблица1.A2" office:value-type="string">
            <text:p text:style-name="P5" loext:marker-style-name="T10"><text:span text:style-name="T11">институт</text:span></text:p>
          </table:table-cell>
        </table:table-row>
        <table:table-row table:style-name="Таблица1.1">
          <table:table-cell table:style-name="Таблица1.A1" office:value-type="string">
            <text:p text:style-name="P4" loext:marker-style-name="T10"><text:span text:style-name="T11">Кафедра</text:span><text:span text:style-name="T15"> </text:span><text:span text:style-name="T11">вычислительной</text:span><text:span text:style-name="T15"> </text:span><text:span text:style-name="T11">техники</text:span></text:p>
          </table:table-cell>
        </table:table-row>
        <table:table-row table:style-name="Таблица1.1">
          <table:table-cell table:style-name="Таблица1.A2" office:value-type="string">
            <text:p text:style-name="P5" loext:marker-style-name="T10"><text:span text:style-name="T11">кафедра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 loext:marker-style-name="T16"/>
      <text:p text:style-name="P7" loext:marker-style-name="T17"><text:span text:style-name="T18">Техническое задание</text:span><text:span text:style-name="T19"> по индивидуальному проекту «Угадай число»</text:span></text:p>
      <text:p text:style-name="P8" loext:marker-style-name="T20"/>
      <text:p text:style-name="P8" loext:marker-style-name="T20"/>
      <text:p text:style-name="P8" loext:marker-style-name="T20"/>
      <text:p text:style-name="P8" loext:marker-style-name="T20"/>
      <text:p text:style-name="P8" loext:marker-style-name="T20"/>
      <text:p text:style-name="P8" loext:marker-style-name="T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9" loext:marker-style-name="T16"><text:span text:style-name="T21">Преподаватель</text:span></text:p>
          </table:table-cell>
          <table:table-cell table:style-name="Таблица2.A1" office:value-type="string">
            <text:p text:style-name="P10" loext:marker-style-name="T22"><text:span text:style-name="T23">____________</text:span></text:p>
          </table:table-cell>
          <table:table-cell table:style-name="Таблица2.A1" office:value-type="string">
            <text:p text:style-name="P11" loext:marker-style-name="T24"><text:span text:style-name="T25">Д. С. Романова</text:span></text:p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26"/>
          </table:table-cell>
          <table:table-cell table:style-name="Таблица2.A1" office:value-type="string">
            <text:p text:style-name="P13" loext:marker-style-name="T26"><text:span text:style-name="T21">подпись, дата</text:span></text:p>
          </table:table-cell>
          <table:table-cell table:style-name="Таблица2.A1" office:value-type="string">
            <text:p text:style-name="P14" loext:marker-style-name="T26"><text:span text:style-name="T21">инициалы, фамилия</text:span></text:p>
            <text:p text:style-name="P9" loext:marker-style-name="T26"><text:span text:style-name="T21"/></text:p>
          </table:table-cell>
        </table:table-row>
        <table:table-row table:style-name="Таблица2.3">
          <table:table-cell table:style-name="Таблица2.A1" office:value-type="string">
            <text:p text:style-name="P9" loext:marker-style-name="T26"><text:span text:style-name="T21">Студент <text:s text:c="2"/></text:span><text:span text:style-name="T25">КИ20-07Б, 031939247</text:span></text:p>
          </table:table-cell>
          <table:table-cell table:style-name="Таблица2.A1" office:value-type="string">
            <text:p text:style-name="P10" loext:marker-style-name="T26"><text:span text:style-name="T23">____________</text:span></text:p>
          </table:table-cell>
          <table:table-cell table:style-name="Таблица2.A1" office:value-type="string">
            <text:p text:style-name="P9" loext:marker-style-name="T26"><text:span text:style-name="T25">И. В. Тимченко</text:span></text:p>
          </table:table-cell>
        </table:table-row>
        <table:table-row table:style-name="Таблица2.3">
          <table:table-cell table:style-name="Таблица2.A1" office:value-type="string">
            <text:p text:style-name="P9" loext:marker-style-name="T26"><text:span text:style-name="T21"><text:s text:c="10"/></text:span><text:span text:style-name="T23"><text:s text:c="6"/></text:span><text:span text:style-name="T27">номер группы, зачетной книжкой</text:span></text:p>
          </table:table-cell>
          <table:table-cell table:style-name="Таблица2.A1" office:value-type="string">
            <text:p text:style-name="P13" loext:marker-style-name="T26"><text:span text:style-name="T21">подпись, дата</text:span></text:p>
          </table:table-cell>
          <table:table-cell table:style-name="Таблица2.A1" office:value-type="string">
            <text:p text:style-name="P14" loext:marker-style-name="T26"><text:span text:style-name="T21">инициалы, фамилия</text:span></text:p>
          </table:table-cell>
        </table:table-row>
      </table:table>
      <text:p text:style-name="P15" loext:marker-style-name="T28"/>
      <text:p text:style-name="P6" loext:marker-style-name="T20"/>
      <text:p text:style-name="P6" loext:marker-style-name="T20"/>
      <text:p text:style-name="P6" loext:marker-style-name="T20"/>
      <text:p text:style-name="P6" loext:marker-style-name="T20"/>
      <text:p text:style-name="P6" loext:marker-style-name="T20"/>
      <text:p text:style-name="P6" loext:marker-style-name="T20"/>
      <text:p text:style-name="P6" loext:marker-style-name="T20"/>
      <text:p text:style-name="P1"><text:tab/><text:tab/><text:tab/><text:tab/><text:tab/></text:p>
      <text:p text:style-name="P1"><text:tab/><text:tab/><text:tab/></text:p>
      <text:p text:style-name="P1"/>
      <text:p text:style-name="P1"><text:tab/><text:tab/><text:tab/><text:tab/><text:tab/><text:bookmark-start text:name="_Hlk82624676"/>Красноярск 202<text:bookmark-end text:name="_Hlk82624676"/><text:span text:style-name="T29">5</text:span></text:p>
      <text:p text:style-name="P1"><text:soft-page-break/><text:tab/><text:tab/><text:tab/><text:tab/><text:tab/><text:tab/><text:span text:style-name="T7">Содержание</text:span> </text:p>
      <text:p text:style-name="P1"/>
      <text:p text:style-name="P1">1 Техническое задание................................................................................................3 <text:tab/><text:span text:style-name="T30">1.1 Цели и задачи игры……………………………………………………….</text:span><text:span text:style-name="T31">3</text:span> <text:tab/><text:span text:style-name="T30">1.2 Правила игры……………………………………………………….</text:span>..........<text:span text:style-name="T31">3</text:span></text:p>
      <text:p text:style-name="P1"><text:span text:style-name="T30"><text:tab/>1.</text:span>3 <text:span text:style-name="T30">Уровни сложности………………………………………………………...</text:span><text:span text:style-name="T31">4</text:span></text:p>
      <text:p text:style-name="P16"><text:span text:style-name="T3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list text:style-name="WWNum1">
        <text:list-item>
          <text:h text:style-name="P17" text:outline-level="1" loext:marker-style-name="T32"><text:soft-page-break/>Техническое задание</text:h>
        </text:list-item>
      </text:list>
      <text:p text:style-name="P18" loext:marker-style-name="T32"><text:span text:style-name="T33"/></text:p>
      <text:p text:style-name="P19" loext:marker-style-name="T32"><text:span text:style-name="T33"><text:tab/>В данном отчете представлена разработка простой игры "Угадай число" с возможностью выбора уровня сложности. Игра предназначена для тренировки логического мышления и навыков работы с числами. Пользователь должен угадать число, загаданное компьютером, в минимальное количество попыток. Игра реализована </text:span><text:span text:style-name="T34">на ЯП</text:span><text:span text:style-name="T35"> Python 3</text:span><text:span text:style-name="T36"> и выше</text:span><text:span text:style-name="T37"> </text:span><text:span text:style-name="T34">в</text:span><text:span text:style-name="T33"> </text:span><text:span text:style-name="T34">десктопном варианте</text:span><text:span text:style-name="T33">.</text:span></text:p>
      <text:p text:style-name="P18" loext:marker-style-name="T32"><text:span text:style-name="T33"/></text:p>
      <text:p text:style-name="P18" loext:marker-style-name="T32"><text:span text:style-name="T33"><text:tab/></text:span><text:span text:style-name="T38">1.1 </text:span><text:span text:style-name="T39">Цели и задачи </text:span><text:span text:style-name="T40">игры</text:span></text:p>
      <text:p text:style-name="P18" loext:marker-style-name="T32"><text:span text:style-name="T33"/></text:p>
      <text:p text:style-name="P18" loext:marker-style-name="T32"><text:span text:style-name="T33"><text:tab/></text:span><text:span text:style-name="T41">Цели разработки:</text:span></text:p>
      <text:p text:style-name="P18" loext:marker-style-name="T32"><text:span text:style-name="T33"/></text:p>
      <text:p text:style-name="P18" loext:marker-style-name="T32"><text:span text:style-name="T33"><text:s/><text:tab/><text:tab/>Создание интерактивной игры, доступной для пользователей.</text:span></text:p>
      <text:p text:style-name="P18" loext:marker-style-name="T32"><text:span text:style-name="T33"/></text:p>
      <text:p text:style-name="P18" loext:marker-style-name="T32"><text:span text:style-name="T33"><text:s/><text:tab/><text:tab/>Обеспечение возможности выбора уровня сложности.</text:span></text:p>
      <text:p text:style-name="P18" loext:marker-style-name="T32"><text:span text:style-name="T33"/></text:p>
      <text:p text:style-name="P18" loext:marker-style-name="T32"><text:span text:style-name="T33"><text:tab/></text:span><text:span text:style-name="T41">Задачи:</text:span></text:p>
      <text:p text:style-name="P18" loext:marker-style-name="T32"><text:span text:style-name="T33"/></text:p>
      <text:p text:style-name="P18" loext:marker-style-name="T32"><text:span text:style-name="T33"><text:tab/><text:tab/>1. Разработать интерфейс игры.</text:span></text:p>
      <text:p text:style-name="P18" loext:marker-style-name="T32"><text:span text:style-name="T33"/></text:p>
      <text:p text:style-name="P18" loext:marker-style-name="T32"><text:span text:style-name="T33"><text:tab/><text:tab/>2. Реализовать логику игры.</text:span></text:p>
      <text:p text:style-name="P18" loext:marker-style-name="T32"><text:span text:style-name="T33"/></text:p>
      <text:p text:style-name="P18" loext:marker-style-name="T32"><text:span text:style-name="T33"><text:tab/><text:tab/>3. Обеспечить возможность выбора уровня сложности.</text:span></text:p>
      <text:p text:style-name="P18" loext:marker-style-name="T32"><text:span text:style-name="T33"/></text:p>
      <text:p text:style-name="P18" loext:marker-style-name="T32"><text:span text:style-name="T33"><text:tab/><text:tab/>4. Предоставить обратную связь пользователю.</text:span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20" loext:marker-style-name="T32"><text:span text:style-name="T42"/></text:p>
      <text:p text:style-name="P18" loext:marker-style-name="T32"><text:span text:style-name="T33"/></text:p>
      <text:p text:style-name="P20" loext:marker-style-name="T32"><text:soft-page-break/><text:span text:style-name="T42"><text:tab/></text:span><text:span text:style-name="T43">1.2 </text:span><text:span text:style-name="T33">Правила игры</text:span></text:p>
      <text:p text:style-name="P18" loext:marker-style-name="T32"><text:span text:style-name="T33"/></text:p>
      <text:p text:style-name="P18" loext:marker-style-name="T32"><text:span text:style-name="T33"><text:tab/><text:tab/>1. Компьютер загадывает случайное число в заданном диапазоне (в <text:tab/><text:tab/> <text:s text:c="3"/>зависимости от выбранного уровня сложности).</text:span></text:p>
      <text:p text:style-name="P18" loext:marker-style-name="T32"><text:span text:style-name="T33"/></text:p>
      <text:p text:style-name="P18" loext:marker-style-name="T32"><text:span text:style-name="T33"><text:tab/><text:tab/>2. Пользователь вводит свои предположения.</text:span></text:p>
      <text:p text:style-name="P18" loext:marker-style-name="T32"><text:span text:style-name="T33"/></text:p>
      <text:p text:style-name="P18" loext:marker-style-name="T32"><text:span text:style-name="T33"><text:tab/><text:tab/>3. После каждого введенного числа игра сообщает, было ли <text:tab/><text:tab/><text:tab/> <text:s text:c="3"/>предположение слишком большим, слишком маленьким или <text:tab/><text:tab/><text:tab/> <text:s text:c="3"/>правильным.</text:span></text:p>
      <text:p text:style-name="P18" loext:marker-style-name="T32"><text:span text:style-name="T33"/></text:p>
      <text:p text:style-name="P18" loext:marker-style-name="T32"><text:span text:style-name="T33"><text:tab/><text:tab/>4. Игра продолжается до тех пор, пока пользователь не угадает <text:tab/><text:tab/><text:tab/> <text:s text:c="3"/>число.</text:span></text:p>
      <text:p text:style-name="P18" loext:marker-style-name="T32"><text:span text:style-name="T33"/></text:p>
      <text:p text:style-name="P18" loext:marker-style-name="T32"><text:span text:style-name="T33"><text:tab/></text:span></text:p>
      <text:p text:style-name="P20" loext:marker-style-name="T32"><text:span text:style-name="T42"><text:tab/></text:span></text:p>
      <text:p text:style-name="P20" loext:marker-style-name="T32"><text:span text:style-name="T42"><text:tab/></text:span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pan text:style-name="T44"/></text:p>
      <text:p text:style-name="P20" loext:marker-style-name="T32"><text:soft-page-break/><text:span text:style-name="T44"><text:tab/></text:span><text:span text:style-name="T43">1.3 </text:span><text:span text:style-name="T33">Уровни сложности</text:span></text:p>
      <text:p text:style-name="P18" loext:marker-style-name="T32"><text:span text:style-name="T33"/></text:p>
      <text:p text:style-name="P18" loext:marker-style-name="T32"><text:span text:style-name="T33"><text:s/><text:tab/><text:tab/>Легкий: Загаданное число от 1 до 10.</text:span></text:p>
      <text:p text:style-name="P18" loext:marker-style-name="T32"><text:span text:style-name="T33"/></text:p>
      <text:p text:style-name="P18" loext:marker-style-name="T32"><text:span text:style-name="T33"><text:s/><text:tab/><text:tab/>Средний: Загаданное число от 1 до 50.</text:span></text:p>
      <text:p text:style-name="P18" loext:marker-style-name="T32"><text:span text:style-name="T33"/></text:p>
      <text:p text:style-name="P18" loext:marker-style-name="T32"><text:span text:style-name="T33"><text:tab/><text:tab/>Сложный: Загаданное число от 1 до 100.</text:span></text:p>
      <text:p text:style-name="P18" loext:marker-style-name="T32"><text:span text:style-name="T33"/></text:p>
      <text:p text:style-name="P21" loext:marker-style-name="T32"><text:span text:style-name="T45"><text:tab/>Для реализации проекта я буду использовать ЯП </text:span><text:span text:style-name="T46">Python (</text:span><text:span text:style-name="T47">версии 3 и выше</text:span><text:span text:style-name="T46">).</text:span>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cm" fo:margin-bottom="0cm" style:contextual-spacing="true"/>
      <style:text-properties style:font-name="Times New Roman" fo:font-family="'Times New Roman'" style:font-family-generic="roman" style:font-pitch="variable" fo:font-weight="bold" style:font-weight-asian="bold" style:font-size-complex="1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.251cm" fo:margin-left="2.50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.251cm" fo:margin-left="2.501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.251cm" fo:margin-left="2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0:31:51.697000000</meta:creation-date>
    <dc:date>2025-02-07T11:24:32.961000000</dc:date>
    <meta:editing-duration>PT6M16S</meta:editing-duration>
    <meta:editing-cycles>2</meta:editing-cycles>
    <meta:generator>LibreOffice/24.8.4.2$Windows_X86_64 LibreOffice_project/bb3cfa12c7b1bf994ecc5649a80400d06cd71002</meta:generator>
    <meta:document-statistic meta:table-count="2" meta:image-count="0" meta:object-count="0" meta:page-count="5" meta:paragraph-count="50" meta:word-count="246" meta:character-count="2134" meta:non-whitespace-character-count="1805"/>
  </office:meta>
</office:document-meta>
</file>